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3f" officeooo:paragraph-rsid="000d203f"/>
    </style:style>
    <style:style style:name="P2" style:family="paragraph" style:parent-style-name="Standard">
      <style:text-properties officeooo:rsid="000e2105" officeooo:paragraph-rsid="000e2105"/>
    </style:style>
    <style:style style:name="P3" style:family="paragraph" style:parent-style-name="Standard">
      <style:text-properties officeooo:rsid="000e2105" officeooo:paragraph-rsid="000ef510"/>
    </style:style>
    <style:style style:name="P4" style:family="paragraph" style:parent-style-name="Standard">
      <style:text-properties officeooo:rsid="000e2105" officeooo:paragraph-rsid="00117d56"/>
    </style:style>
    <style:style style:name="P5" style:family="paragraph" style:parent-style-name="Standard">
      <style:text-properties officeooo:rsid="000ef510" officeooo:paragraph-rsid="000ef510"/>
    </style:style>
    <style:style style:name="P6" style:family="paragraph" style:parent-style-name="Standard">
      <style:text-properties officeooo:rsid="000ef510" officeooo:paragraph-rsid="00117d56"/>
    </style:style>
    <style:style style:name="P7" style:family="paragraph" style:parent-style-name="Standard">
      <style:text-properties officeooo:rsid="000f9453" officeooo:paragraph-rsid="000f9453"/>
    </style:style>
    <style:style style:name="P8" style:family="paragraph" style:parent-style-name="Standard">
      <style:text-properties officeooo:rsid="00117d56" officeooo:paragraph-rsid="00117d56"/>
    </style:style>
    <style:style style:name="P9" style:family="paragraph" style:parent-style-name="Standard">
      <style:text-properties officeooo:rsid="0012ff81" officeooo:paragraph-rsid="0012ff81"/>
    </style:style>
    <style:style style:name="P10" style:family="paragraph" style:parent-style-name="Standard">
      <style:text-properties officeooo:rsid="0012ff81" officeooo:paragraph-rsid="0013823d"/>
    </style:style>
    <style:style style:name="T1" style:family="text">
      <style:text-properties officeooo:rsid="000d203f"/>
    </style:style>
    <style:style style:name="T2" style:family="text">
      <style:text-properties officeooo:rsid="000e2105"/>
    </style:style>
    <style:style style:name="T3" style:family="text">
      <style:text-properties officeooo:rsid="000f9453"/>
    </style:style>
    <style:style style:name="T4" style:family="text">
      <style:text-properties officeooo:rsid="00117d56"/>
    </style:style>
    <style:style style:name="T5" style:family="text">
      <style:text-properties officeooo:rsid="001382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:</text:p>
      <text:p text:style-name="P1"/>
      <text:p text:style-name="P1">Enemy</text:p>
      <text:p text:style-name="P2"/>
      <text:p text:style-name="P1"/>
      <text:p text:style-name="P1"/>
      <text:p text:style-name="P1">Weapon</text:p>
      <text:p text:style-name="P2"/>
      <text:p text:style-name="P1"/>
      <text:p text:style-name="P1"/>
      <text:p text:style-name="P2">Ouchie Objects</text:p>
      <text:p text:style-name="P2"/>
      <text:p text:style-name="P1"/>
      <text:p text:style-name="P1"/>
      <text:p text:style-name="P1">Player</text:p>
      <text:p text:style-name="P4">hp</text:p>
      <text:p text:style-name="P4">position</text:p>
      <text:p text:style-name="P4"/>
      <text:p text:style-name="P6">functions needed for:</text:p>
      <text:p text:style-name="P6">mov<text:span text:style-name="T4">ement:</text:span></text:p>
      <text:p text:style-name="P8">horizontal movement</text:p>
      <text:p text:style-name="P8">vertical movement</text:p>
      <text:p text:style-name="P6">taking a good look</text:p>
      <text:p text:style-name="P1"/>
      <text:p text:style-name="P1"/>
      <text:p text:style-name="P1">Levels</text:p>
      <text:p text:style-name="P1"/>
      <text:p text:style-name="P1"/>
      <text:p text:style-name="P1"/>
      <text:p text:style-name="P1"/>
      <text:p text:style-name="P1">Subclasses Enemy:</text:p>
      <text:p text:style-name="P2">Different Enemies:</text:p>
      <text:p text:style-name="P2">Model, texture, hitbox, Name, Hp, Actions:</text:p>
      <text:p text:style-name="P2">random action with movement, with different attacks:</text:p>
      <text:p text:style-name="P2">melee or ouchie object</text:p>
      <text:p text:style-name="P1"/>
      <text:p text:style-name="P1"/>
      <text:p text:style-name="P1"/>
      <text:p text:style-name="P1"/>
      <text:p text:style-name="P1"/>
      <text:p text:style-name="P1"/>
      <text:p text:style-name="P1">Subclasses Weapon:</text:p>
      <text:p text:style-name="P2"/>
      <text:p text:style-name="P1">Different Weapon Types (for player only): </text:p>
      <text:p text:style-name="P2">model, texture</text:p>
      <text:p text:style-name="P5">function needed for:</text:p>
      <text:p text:style-name="P5">shooting <text:span text:style-name="T1">→ Summon </text:span><text:span text:style-name="T2">Ouchie Objects or do melee damage</text:span></text:p>
      <text:p text:style-name="P5">switching weapon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bclasses <text:span text:style-name="T2">Ouchie Object</text:span>:</text:p>
      <text:p text:style-name="P2"><text:tab/>Ouchie Object types:</text:p>
      <text:p text:style-name="P5">hostility (hostile toward enemy, player or maybe enviroment???)</text:p>
      <text:p text:style-name="P3">size</text:p>
      <text:p text:style-name="P3">hitbox</text:p>
      <text:p text:style-name="P3">effect on hit</text:p>
      <text:p text:style-name="P2"/>
      <text:p text:style-name="P2"><text:tab/><text:tab/>Area Effect:</text:p>
      <text:p text:style-name="P2">movement</text:p>
      <text:p text:style-name="P2">position</text:p>
      <text:p text:style-name="P2">hit frequency</text:p>
      <text:p text:style-name="P5"><text:span text:style-name="T3">functions </text:span>needed for:</text:p>
      <text:p text:style-name="P7">movement (optional)</text:p>
      <text:p text:style-name="P7">hit</text:p>
      <text:p text:style-name="P2"/>
      <text:p text:style-name="P2"><text:tab/><text:tab/>Projectile:</text:p>
      <text:p text:style-name="P2">movement</text:p>
      <text:p text:style-name="P2">position</text:p>
      <text:p text:style-name="P5">function needed for:</text:p>
      <text:p text:style-name="P5">movement of projectile</text:p>
      <text:p text:style-name="P5">hit</text:p>
      <text:p text:style-name="P2"/>
      <text:p text:style-name="P1"/>
      <text:p text:style-name="P9">MAIN:</text:p>
      <text:p text:style-name="P1"/>
      <text:p text:style-name="P8">loop:</text:p>
      <text:p text:style-name="P9">every movement checked <text:span text:style-name="T5">(Ouchie Object, Enemy and Player)</text:span></text:p>
      <text:p text:style-name="P9">(map hitbox?)</text:p>
      <text:p text:style-name="P9">mouse movement</text:p>
      <text:p text:style-name="P10">all hits checked</text:p>
      <text:p text:style-name="P10">(hp reduction)</text:p>
      <text:p text:style-name="P10">(Hp =&lt; 0 → death)</text:p>
      <text:p text:style-name="P10">doth he attack?</text:p>
      <text:p text:style-name="P10">(if so he may summon an Ouchie Object or proceed with a melee strik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1:47:22.352255966</meta:creation-date>
    <dc:date>2025-01-28T13:06:37.025413988</dc:date>
    <meta:editing-duration>PT22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48" meta:character-count="967" meta:non-whitespace-character-count="866"/>
  </office:meta>
</office:document-meta>
</file>